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 <text:span text:style-name="Strong_20_Emphasis">Google Colab</text:span> (abreviação de <text:span text:style-name="Emphasis">Google Colaboratory</text:span>) é uma plataforma gratuita desenvolvida pelo Google que permite escrever e executar código Python diretamente no navegador, com acesso a recursos computacionais como <text:span text:style-name="Strong_20_Emphasis">GPUs</text:span> e <text:span text:style-name="Strong_20_Emphasis">TPUs</text:span>. Ele é muito usado para projetos de <text:span text:style-name="Strong_20_Emphasis">ciência de dados</text:span>, <text:span text:style-name="Strong_20_Emphasis">machine learning</text:span>, <text:span text:style-name="Strong_20_Emphasis">análise de dados</text:span> e <text:span text:style-name="Strong_20_Emphasis">educação em programação</text:span>.</text:p>
      <text:h text:style-name="Heading_20_3" text:outline-level="3">Principais características do Google Colab:</text:h>
      <text:list text:style-name="L1">
        <text:list-item>
          <text:p text:style-name="P1">📘 <text:span text:style-name="Strong_20_Emphasis">Baseado em Jupyter Notebooks</text:span>: Interface interativa que permite combinar código, texto (com suporte a Markdown), visualizações e equações matemáticas em um único documento.</text:p>
        </text:list-item>
        <text:list-item>
          <text:p text:style-name="P1">💻 <text:span text:style-name="Strong_20_Emphasis">Execução na nuvem</text:span>: Você não precisa instalar nada no seu computador. Basta ter uma conta Google.</text:p>
        </text:list-item>
        <text:list-item>
          <text:p text:style-name="P1">⚙️ <text:span text:style-name="Strong_20_Emphasis">Acesso gratuito a GPU/TPU</text:span>: Ideal para treinar modelos de aprendizado de máquina com mais rapidez (há também versões pagas, como o Colab Pro, com mais recursos).</text:p>
        </text:list-item>
        <text:list-item>
          <text:p text:style-name="P1">🔄 <text:span text:style-name="Strong_20_Emphasis">Integração com o Google Drive</text:span>: É possível salvar e carregar notebooks diretamente do seu Drive.</text:p>
        </text:list-item>
        <text:list-item>
          <text:p text:style-name="P1">📈 <text:span text:style-name="Strong_20_Emphasis">Suporte a bibliotecas populares</text:span>: Como TensorFlow, PyTorch, NumPy, pandas, matplotlib, scikit-learn, entre outras.</text:p>
        </text:list-item>
      </text:list>
      <text:h text:style-name="Heading_20_3" text:outline-level="3">Exemplos de uso comuns:</text:h>
      <text:list text:style-name="L2">
        <text:list-item>
          <text:p text:style-name="P2">Treinamento de modelos de aprendizado de máquina.</text:p>
        </text:list-item>
        <text:list-item>
          <text:p text:style-name="P2">Análise de grandes conjuntos de dados.</text:p>
        </text:list-item>
        <text:list-item>
          <text:p text:style-name="P2">Desenvolvimento e compartilhamento de tutoriais e demonstrações técnicas.</text:p>
        </text:list-item>
        <text:list-item>
          <text:p text:style-name="P2">Prototipagem rápida de código Python.</text:p>
        </text:list-item>
      </text:list>
      <text:p text:style-name="Text_20_body">Se quiser, posso te mostrar um exemplo de notebook simples no Colab. Deseja isso?</text:p>
      <text:p text:style-name="Text_20_body">Claro! Abaixo está um texto bem estruturado e completo que cobre os dois tópicos solicitados, pronto para ser usado em trabalhos ou apresentações acadêmicas:</text:p>
      <text:p text:style-name="Horizontal_20_Line"/>
      <text:h text:style-name="Heading_20_2" text:outline-level="2"><text:span text:style-name="Strong_20_Emphasis">1. Google Colab: Finalidades e Funcionalidades</text:span></text:h>
      <text:p text:style-name="Text_20_body">O <text:span text:style-name="Strong_20_Emphasis">Google Colab</text:span> (ou <text:span text:style-name="Emphasis">Google Colaboratory</text:span>) é uma plataforma gratuita baseada na nuvem que permite a <text:span text:style-name="Strong_20_Emphasis">execução de código Python diretamente no navegador</text:span>, sem a necessidade de instalações locais. Desenvolvido pelo Google, ele é amplamente utilizado nas áreas de <text:span text:style-name="Strong_20_Emphasis">ciência de dados</text:span> e <text:span text:style-name="Strong_20_Emphasis">inteligência artificial</text:span>, sendo uma ferramenta poderosa para estudantes, pesquisadores e profissionais.</text:p>
      <text:h text:style-name="Heading_20_3" text:outline-level="3"><text:span text:style-name="Strong_20_Emphasis">Principais funcionalidades do Google Colab</text:span></text:h>
      <text:list text:style-name="L3">
        <text:list-item>
          <text:p text:style-name="P3"><text:span text:style-name="Strong_20_Emphasis">Execução de código Python no navegador</text:span>: O Colab oferece um ambiente de notebooks interativos (similar ao Jupyter Notebook), permitindo escrever código, inserir explicações em texto (com suporte a Markdown), visualizar gráficos e muito mais — tudo em um único local.</text:p>
        </text:list-item>
        <text:list-item>
          <text:p text:style-name="P3"><text:soft-page-break/><text:span text:style-name="Strong_20_Emphasis">Integração com Google Drive e GitHub</text:span>: O Colab permite salvar automaticamente seus notebooks no Google Drive, facilitando o acesso e a organização. Também é possível importar projetos diretamente do GitHub, promovendo o reaproveitamento de códigos e o versionamento colaborativo.</text:p>
        </text:list-item>
        <text:list-item>
          <text:p text:style-name="P3"><text:span text:style-name="Strong_20_Emphasis">Acesso gratuito a GPUs e TPUs</text:span>: Um dos grandes atrativos do Colab é a possibilidade de utilizar recursos computacionais de alto desempenho, como <text:span text:style-name="Strong_20_Emphasis">GPUs</text:span> e <text:span text:style-name="Strong_20_Emphasis">TPUs</text:span>, sem custo adicional. Isso é especialmente útil para treinar modelos complexos de deep learning.</text:p>
        </text:list-item>
        <text:list-item>
          <text:p text:style-name="P3"><text:span text:style-name="Strong_20_Emphasis">Colaboração em tempo real</text:span>: Assim como documentos do Google Docs, os notebooks Colab podem ser compartilhados e editados por várias pessoas simultaneamente. Isso facilita o trabalho em equipe, revisões e mentorias em tempo real.</text:p>
        </text:list-item>
      </text:list>
      <text:h text:style-name="Heading_20_3" text:outline-level="3"><text:span text:style-name="Strong_20_Emphasis">Como o Colab facilita projetos em Ciência de Dados e IA</text:span></text:h>
      <text:list text:style-name="L4">
        <text:list-item>
          <text:p text:style-name="P4"><text:span text:style-name="Strong_20_Emphasis">Facilidade de uso</text:span>: Com interface intuitiva, mesmo iniciantes conseguem experimentar modelos de machine learning sem configurar ambientes locais complicados.</text:p>
        </text:list-item>
        <text:list-item>
          <text:p text:style-name="P4"><text:span text:style-name="Strong_20_Emphasis">Escalabilidade</text:span>: Com acesso a GPUs e integração com bibliotecas modernas (como TensorFlow, PyTorch, pandas, NumPy, etc.), o Colab é ideal para projetos de grande escala.</text:p>
        </text:list-item>
        <text:list-item>
          <text:p text:style-name="P4"><text:span text:style-name="Strong_20_Emphasis">Compartilhamento e reprodutibilidade</text:span>: Projetos podem ser facilmente compartilhados e reproduzidos por outros usuários, promovendo a colaboração científica.</text:p>
        </text:list-item>
      </text:list>
      <text:p text:style-name="Horizontal_20_Line"/>
      <text:h text:style-name="Heading_20_2" text:outline-level="2"><text:span text:style-name="Strong_20_Emphasis">2. Redes Neurais Artificiais</text:span></text:h>
      <text:p text:style-name="Text_20_body">As <text:span text:style-name="Strong_20_Emphasis">redes neurais artificiais (RNAs)</text:span> são modelos computacionais inspirados no funcionamento do <text:span text:style-name="Strong_20_Emphasis">cérebro humano</text:span>, usados amplamente em problemas de <text:span text:style-name="Strong_20_Emphasis">inteligência artificial</text:span>, especialmente no <text:span text:style-name="Strong_20_Emphasis">aprendizado de máquina profundo (deep learning)</text:span>.</text:p>
      <text:h text:style-name="Heading_20_3" text:outline-level="3"><text:span text:style-name="Strong_20_Emphasis">Componentes básicos de uma rede neural</text:span></text:h>
      <text:list text:style-name="L5">
        <text:list-item>
          <text:p text:style-name="P5"><text:span text:style-name="Strong_20_Emphasis">Neurônios artificiais</text:span>: São unidades computacionais que recebem entradas, realizam operações matemáticas (como somas ponderadas) e aplicam uma função de ativação para gerar uma saída.</text:p>
        </text:list-item>
        <text:list-item>
          <text:p text:style-name="P5"><text:span text:style-name="Strong_20_Emphasis">Camadas</text:span>:</text:p>
          <text:list>
            <text:list-item>
              <text:p text:style-name="P5"><text:span text:style-name="Strong_20_Emphasis">Camada de entrada</text:span>: Recebe os dados brutos.</text:p>
            </text:list-item>
            <text:list-item>
              <text:p text:style-name="P5"><text:span text:style-name="Strong_20_Emphasis">Camadas ocultas</text:span>: Onde ocorrem os principais cálculos e transformações. Quanto mais camadas, mais “profunda” é a rede.</text:p>
            </text:list-item>
            <text:list-item>
              <text:p text:style-name="P5"><text:span text:style-name="Strong_20_Emphasis">Camada de saída</text:span>: Produz o resultado final (por exemplo, uma classificação ou previsão).</text:p>
            </text:list-item>
          </text:list>
        </text:list-item>
        <text:list-item>
          <text:p text:style-name="P5"><text:span text:style-name="Strong_20_Emphasis">Funções de ativação</text:span>: Introduzem não-linearidade ao modelo. Exemplos incluem <text:span text:style-name="Strong_20_Emphasis">ReLU</text:span>, <text:span text:style-name="Strong_20_Emphasis">sigmóide</text:span> e <text:span text:style-name="Strong_20_Emphasis">tangente hiperbólica</text:span>, que ajudam a rede a aprender padrões complexos nos dados.</text:p>
        </text:list-item>
      </text:list>
      <text:h text:style-name="Heading_20_3" text:outline-level="3"><text:soft-page-break/><text:span text:style-name="Strong_20_Emphasis">Principais tipos de redes neurais</text:span></text:h>
      <text:h text:style-name="Heading_20_4" text:outline-level="4"><text:span text:style-name="Strong_20_Emphasis">1. Perceptron Multicamadas (MLP - Multilayer Perceptron)</text:span></text:h>
      <text:list text:style-name="L6">
        <text:list-item>
          <text:p text:style-name="P6">É uma rede neural totalmente conectada, composta por múltiplas camadas de neurônios.</text:p>
        </text:list-item>
        <text:list-item>
          <text:p text:style-name="P6">Ideal para problemas de classificação e regressão.</text:p>
        </text:list-item>
        <text:list-item>
          <text:p text:style-name="P6"><text:span text:style-name="Strong_20_Emphasis">Exemplo</text:span>: Classificação de dígitos manuscritos (MNIST).</text:p>
        </text:list-item>
      </text:list>
      <text:h text:style-name="Heading_20_4" text:outline-level="4"><text:span text:style-name="Strong_20_Emphasis">2. Redes Neurais Convolucionais (CNN - Convolutional Neural Networks)</text:span></text:h>
      <text:list text:style-name="L7">
        <text:list-item>
          <text:p text:style-name="P7">Especializadas em processar dados com estrutura de grade, como imagens.</text:p>
        </text:list-item>
        <text:list-item>
          <text:p text:style-name="P7">Utilizam camadas de convolução para extrair características (features) visuais.</text:p>
        </text:list-item>
        <text:list-item>
          <text:p text:style-name="P7"><text:span text:style-name="Strong_20_Emphasis">Exemplo</text:span>: Reconhecimento facial, detecção de objetos, diagnóstico médico por imagens.</text:p>
        </text:list-item>
      </text:list>
      <text:h text:style-name="Heading_20_4" text:outline-level="4"><text:span text:style-name="Strong_20_Emphasis">3. Redes Neurais Recorrentes (RNN - Recurrent Neural Networks)</text:span></text:h>
      <text:list text:style-name="L8">
        <text:list-item>
          <text:p text:style-name="P8">Indicadas para dados sequenciais, pois têm memória interna que considera informações anteriores.</text:p>
        </text:list-item>
        <text:list-item>
          <text:p text:style-name="P8">Existem variantes como <text:span text:style-name="Strong_20_Emphasis">LSTM</text:span> e <text:span text:style-name="Strong_20_Emphasis">GRU</text:span>, que resolvem problemas de longo prazo.</text:p>
        </text:list-item>
        <text:list-item>
          <text:p text:style-name="P8"><text:span text:style-name="Strong_20_Emphasis">Exemplo</text:span>: Tradução automática, análise de sentimentos, previsão de séries temporais (como preços de ações).</text:p>
        </text:list-item>
      </text:list>
      <text:h text:style-name="Heading_20_3" text:outline-level="3"><text:span text:style-name="Strong_20_Emphasis">Exemplos de Aplicações Práticas</text:span></text:h>
      <text:list text:style-name="L9">
        <text:list-item>
          <text:p text:style-name="P9"><text:span text:style-name="Strong_20_Emphasis">Reconhecimento de imagem (CNN)</text:span>: Detecção de tumores em imagens médicas, classificação de imagens em redes sociais, veículos autônomos.</text:p>
        </text:list-item>
        <text:list-item>
          <text:p text:style-name="P9"><text:span text:style-name="Strong_20_Emphasis">Processamento de linguagem natural (RNN, LSTM, Transformers)</text:span>: Chatbots, assistentes virtuais, tradução automática, análise de sentimentos.</text:p>
        </text:list-item>
        <text:list-item>
          <text:p text:style-name="P9"><text:span text:style-name="Strong_20_Emphasis">Previsão de séries temporais (RNN)</text:span>: Previsão de demanda de energia, preços de ações, análise de vendas.</text:p>
        </text:list-item>
      </text:list>
      <text:p text:style-name="Horizontal_20_Line"/>
      <text:p text:style-name="Text_20_body">Se quiser, posso te ajudar a montar isso em formato de apresentação, PDF ou slides. Deseja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8T08:33:57.205000000</meta:creation-date>
    <dc:date>2025-05-28T08:35:31.059000000</dc:date>
    <meta:editing-duration>PT1M35S</meta:editing-duration>
    <meta:editing-cycles>1</meta:editing-cycles>
    <meta:document-statistic meta:table-count="0" meta:image-count="0" meta:object-count="0" meta:page-count="3" meta:paragraph-count="52" meta:word-count="862" meta:character-count="5866" meta:non-whitespace-character-count="5089"/>
    <meta:generator>LibreOffice/7.4.3.2$Windows_X86_64 LibreOffice_project/1048a8393ae2eeec98dff31b5c133c5f1d08b890</meta:generator>
  </office:meta>
</office:document-meta>
</file>